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P3" style:family="paragraph" style:parent-style-name="Standard">
      <style:text-properties officeooo:rsid="00227113" officeooo:paragraph-rsid="002b8f9d"/>
    </style:style>
    <style:style style:name="P4" style:family="paragraph" style:parent-style-name="Standard">
      <style:text-properties officeooo:rsid="00227113" officeooo:paragraph-rsid="00213fb2"/>
    </style:style>
    <style:style style:name="P5" style:family="paragraph" style:parent-style-name="Standard">
      <style:paragraph-properties fo:text-align="center" style:justify-single-word="false"/>
      <style:text-properties officeooo:rsid="00227113" officeooo:paragraph-rsid="002b8f9d"/>
    </style:style>
    <style:style style:name="P6" style:family="paragraph" style:parent-style-name="Standard">
      <style:text-properties officeooo:rsid="00213fb2" officeooo:paragraph-rsid="002b8f9d"/>
    </style:style>
    <style:style style:name="P7" style:family="paragraph" style:parent-style-name="Standard">
      <style:text-properties officeooo:paragraph-rsid="00213fb2"/>
    </style:style>
    <style:style style:name="P8" style:family="paragraph" style:parent-style-name="Standard">
      <style:text-properties officeooo:rsid="002bedce" officeooo:paragraph-rsid="00236b94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officeooo:paragraph-rsid="002b8f9d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Text_20_body">
      <style:text-properties officeooo:rsid="00227113" officeooo:paragraph-rsid="002718a2"/>
    </style:style>
    <style:style style:name="P14" style:family="paragraph" style:parent-style-name="Text_20_body">
      <style:text-properties officeooo:rsid="00227113" officeooo:paragraph-rsid="002bedce"/>
    </style:style>
    <style:style style:name="P15" style:family="paragraph" style:parent-style-name="Text_20_body" style:list-style-name="L8">
      <style:text-properties officeooo:paragraph-rsid="002b8f9d"/>
    </style:style>
    <style:style style:name="P16" style:family="paragraph" style:parent-style-name="Text_20_body" style:list-style-name="L9"/>
    <style:style style:name="T1" style:family="text">
      <style:text-properties officeooo:rsid="002b8f9d"/>
    </style:style>
    <style:style style:name="T2" style:family="text">
      <style:text-properties officeooo:rsid="002bedce"/>
    </style:style>
    <style:style style:name="T3" style:family="text">
      <style:text-properties fo:font-weight="normal" officeooo:rsid="002bedce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SSI Schaefer — Software Support Engineer</text:span><text:line-break/>Ozark, MO | 2022–Present</text:p>
      <text:p text:style-name="P7"/>
      <text:list text:style-name="L8">
        <text:list-item>
          <text:p text:style-name="P15"><text:span text:style-name="T1">Develop</text:span> warehouse diagnostics platform to improve operator visibility and reduce confusion.</text:p>
        </text:list-item>
        <text:list-item>
          <text:p text:style-name="P15"><text:span text:style-name="T2">Build</text:span> internal tools and automation scripts to improve efficiency.</text:p>
        </text:list-item>
      </text:list>
      <text:list text:style-name="L3">
        <text:list-item>
          <text:p text:style-name="P9">Analyze process state transitions to <text:span text:style-name="T2">identify and resolve</text:span><text:span text:style-name="T1"> interrupted</text:span> workflows.</text:p>
        </text:list-item>
        <text:list-item>
          <text:p text:style-name="P10">Diagnose and repair issues caused by invalid or missing data</text:p>
        </text:list-item>
      </text:list>
      <text:list text:style-name="L4">
        <text:list-item>
          <text:p text:style-name="P11">Restart distributed services to recover system functionalit<text:span text:style-name="T1">y</text:span>.</text:p>
        </text:list-item>
      </text:list>
      <text:list text:style-name="L7">
        <text:list-item>
          <text:p text:style-name="P12">Investigate recurring issues and prepare reports for management review and operational insight.</text:p>
        </text:list-item>
      </text:list>
      <text:p text:style-name="P13"><text:span text:style-name="Strong_20_Emphasis">Technical Skills</text:span></text:p>
      <text:list text:style-name="L9">
        <text:list-item>
          <text:p text:style-name="P16"><text:span text:style-name="Strong_20_Emphasis">Languages:</text:span> Python, SQL, J<text:span text:style-name="T2">S</text:span></text:p>
        </text:list-item>
        <text:list-item>
          <text:p text:style-name="P16"><text:span text:style-name="Strong_20_Emphasis">Tools:</text:span> Git, Linux, <text:span text:style-name="T2">vim</text:span></text:p>
        </text:list-item>
        <text:list-item>
          <text:p text:style-name="P16"><text:span text:style-name="Strong_20_Emphasis">Concepts:</text:span> Distributed systems, workflow diagnostics, service recovery, </text:p>
        </text:list-item>
      </text:list>
      <text:p text:style-name="P14"><text:span text:style-name="Strong_20_Emphasis"><text:span text:style-name="T2">Education</text:span></text:span></text:p>
      <text:p text:style-name="P5">Missouri Western State University (August 2020 – May 2022)</text:p>
      <text:p text:style-name="P5">B.S. Computer Science</text:p>
      <text:p text:style-name="P3"/>
      <text:p text:style-name="P5">North Central Missouri College (August 2018 – May 2020)</text:p>
      <text:p text:style-name="P5">Associates in Arts</text:p>
      <text:p text:style-name="P6"/>
      <text:p text:style-name="P8"/>
      <text:p text:style-name="P14"><text:span text:style-name="Strong_20_Emphasis"><text:span text:style-name="T2">Summery</text:span></text:span></text:p>
      <text:p text:style-name="P14"><text:span text:style-name="Strong_20_Emphasis"><text:span text:style-name="T3">Software Support Engineer with 4 years of experience in automated warehouse systems. Skilled in Python, SQL, and workflow diagnostics to troubleshoot issues and improve operational visibility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M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MT1" style:family="text">
      <style:text-properties officeooo:rsid="002bedc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6501*" fo:start-indent="0in" fo:end-indent="0.1in"/>
          <style:column style:rel-width="347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Max Durbin</text:p>
        <text:p text:style-name="MP2">(816)-294-4602 <text:span text:style-name="MT1">| </text:span><text:a xlink:type="simple" xlink:href="mailto:maxleedurbin@gmail.com" text:style-name="Internet_20_link" text:visited-style-name="Visited_20_Internet_20_Link"><text:span text:style-name="MT1">maxleedurbin@gmail.com</text:span></text:a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6T00:25:52.185164206</dc:date>
    <meta:editing-duration>PT33M4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20" meta:word-count="150" meta:character-count="1071" meta:non-whitespace-character-count="947"/>
  </office:meta>
</office:document-meta>
</file>